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problem_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blem 1: solutions</text:p>
          </table:table-cell>
          <table:covered-table-cell table:number-columns-repeated="4" table:style-name="ce2"/>
          <table:table-cell table:number-columns-repeated="6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ew Nodes</text:p>
          </table:table-cell>
          <table:table-cell office:value-type="string" calcext:value-type="string">
            <text:p>Goal Tests</text:p>
          </table:table-cell>
        </table:table-row>
        <table:table-row table:style-name="ro1">
          <table:table-cell office:value-type="string" calcext:value-type="string">
            <text:p>breadth_first_tree_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6" calcext:value-type="float">
            <text:p>6</text:p>
          </table:table-cell>
          <table:table-cell office:value-type="float" office:value="1.7784" calcext:value-type="float">
            <text:p>1.7784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pth_first_graph_search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5960" calcext:value-type="float">
            <text:p>596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depth_limited_search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0.1615" calcext:value-type="float">
            <text:p>0.1615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niform_cost_search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.0685" calcext:value-type="float">
            <text:p>0.068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414" calcext:value-type="float">
            <text:p>41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recursive_best_first_search</text:p>
          </table:table-cell>
          <table:table-cell office:value-type="float" office:value="4229" calcext:value-type="float">
            <text:p>4229</text:p>
          </table:table-cell>
          <table:table-cell office:value-type="float" office:value="6" calcext:value-type="float">
            <text:p>6</text:p>
          </table:table-cell>
          <table:table-cell office:value-type="float" office:value="5.0551" calcext:value-type="float">
            <text:p>5.0551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reedy_best_first_graph_searc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17029" calcext:value-type="float">
            <text:p>1702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</table:table>
      <table:table table:name="problem_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7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roblem 2: solutions</text:p>
          </table:table-cell>
          <table:covered-table-cell table:number-columns-repeated="4" table:style-name="ce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ity</text:p>
          </table:table-cell>
        </table:table-row>
        <table:table-row table:style-name="ro1">
          <table:table-cell office:value-type="string" calcext:value-type="string">
            <text:p>breadth_first_search</text:p>
          </table:table-cell>
          <table:table-cell office:value-type="float" office:value="3343" calcext:value-type="float">
            <text:p>3343</text:p>
          </table:table-cell>
          <table:table-cell office:value-type="float" office:value="9" calcext:value-type="float">
            <text:p>9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pth_first_graph_search</text:p>
          </table:table-cell>
          <table:table-cell office:value-type="float" office:value="1669" calcext:value-type="float">
            <text:p>1669</text:p>
          </table:table-cell>
          <table:table-cell office:value-type="float" office:value="1444" calcext:value-type="float">
            <text:p>1444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pth_limited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iform_cost_search</text:p>
          </table:table-cell>
          <table:table-cell office:value-type="float" office:value="4853" calcext:value-type="float">
            <text:p>4853</text:p>
          </table:table-cell>
          <table:table-cell office:value-type="float" office:value="9" calcext:value-type="float">
            <text:p>9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cursive_best_first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dy_best_first_graph_search</text:p>
          </table:table-cell>
          <table:table-cell office:value-type="float" office:value="998" calcext:value-type="float">
            <text:p>998</text:p>
          </table:table-cell>
          <table:table-cell office:value-type="float" office:value="21" calcext:value-type="float">
            <text:p>21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yes</text:p>
          </table:table-cell>
        </table:table-row>
      </table:table>
      <table:table table:name="problem_3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7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roblem 3: solutions</text:p>
          </table:table-cell>
          <table:covered-table-cell table:number-columns-repeated="4" table:style-name="ce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ity</text:p>
          </table:table-cell>
        </table:table-row>
        <table:table-row table:style-name="ro1">
          <table:table-cell office:value-type="string" calcext:value-type="string">
            <text:p>breadth_first_search</text:p>
          </table:table-cell>
          <table:table-cell office:value-type="float" office:value="14663" calcext:value-type="float">
            <text:p>14663</text:p>
          </table:table-cell>
          <table:table-cell office:value-type="float" office:value="12" calcext:value-type="float">
            <text:p>12</text:p>
          </table:table-cell>
          <table:table-cell office:value-type="float" office:value="74.24" calcext:value-type="float">
            <text:p>74.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pth_first_graph_search</text:p>
          </table:table-cell>
          <table:table-cell office:value-type="float" office:value="592" calcext:value-type="float">
            <text:p>592</text:p>
          </table:table-cell>
          <table:table-cell office:value-type="float" office:value="571" calcext:value-type="float">
            <text:p>571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pth_limited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iform_cost_search</text:p>
          </table:table-cell>
          <table:table-cell office:value-type="float" office:value="18223" calcext:value-type="float">
            <text:p>18223</text:p>
          </table:table-cell>
          <table:table-cell office:value-type="float" office:value="12" calcext:value-type="float">
            <text:p>12</text:p>
          </table:table-cell>
          <table:table-cell office:value-type="float" office:value="88.76" calcext:value-type="float">
            <text:p>88.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cursive_best_first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dy_best_first_graph_search</text:p>
          </table:table-cell>
          <table:table-cell office:value-type="float" office:value="5580" calcext:value-type="float">
            <text:p>5580</text:p>
          </table:table-cell>
          <table:table-cell office:value-type="float" office:value="16" calcext:value-type="float">
            <text:p>16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2" table:number-columns-repeated="3"/>
        </table:table-row>
        <table:table-row table:style-name="ro1">
          <table:table-cell table:style-name="Default" table:number-columns-repeated="2"/>
          <table:table-cell table:style-name="ce2" table:number-columns-repeated="3"/>
        </table:table-row>
      </table:table>
      <table:table table:name="Sheet4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roblem 1,2,3: solutions average</text:p>
          </table:table-cell>
          <table:covered-table-cell table:number-columns-repeated="4" table:style-name="ce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ity</text:p>
          </table:table-cell>
        </table:table-row>
        <table:table-row table:style-name="ro1">
          <table:table-cell office:value-type="string" calcext:value-type="string">
            <text:p>breadth_first_search</text:p>
          </table:table-cell>
          <table:table-cell table:formula="of:=([problem_1.B3]+[problem_2.B3]+[problem_3.B3])/3" office:value-type="float" office:value="6016.33333333333" calcext:value-type="float">
            <text:p>6016.3333333333</text:p>
          </table:table-cell>
          <table:table-cell table:formula="of:=([problem_1.C3]+[problem_2.C3]+[problem_3.C3])/3" office:value-type="float" office:value="9" calcext:value-type="float">
            <text:p>9</text:p>
          </table:table-cell>
          <table:table-cell table:formula="of:=([problem_1.D3]+[problem_2.D3]+[problem_3.D3])/3" office:value-type="float" office:value="29.8929666666667" calcext:value-type="float">
            <text:p>29.892966666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pth_first_graph_search</text:p>
          </table:table-cell>
          <table:table-cell table:formula="of:=([problem_1.B5]+[problem_2.B5]+[problem_3.B5])/3" office:value-type="float" office:value="757.666666666667" calcext:value-type="float">
            <text:p>757.6666666667</text:p>
          </table:table-cell>
          <table:table-cell table:formula="of:=([problem_1.C5]+[problem_2.C5]+[problem_3.C5])/3" office:value-type="float" office:value="675.666666666667" calcext:value-type="float">
            <text:p>675.6666666667</text:p>
          </table:table-cell>
          <table:table-cell table:formula="of:=([problem_1.D5]+[problem_2.D5]+[problem_3.D5])/3" office:value-type="float" office:value="9.45763333333333" calcext:value-type="float">
            <text:p>9.45763333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pth_limited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iform_cost_search</text:p>
          </table:table-cell>
          <table:table-cell table:formula="of:=([problem_1.B7]+[problem_2.B7]+[problem_3.B7])/3" office:value-type="float" office:value="7710.33333333333" calcext:value-type="float">
            <text:p>7710.3333333333</text:p>
          </table:table-cell>
          <table:table-cell table:formula="of:=([problem_1.C7]+[problem_2.C7]+[problem_3.C7])/3" office:value-type="float" office:value="9" calcext:value-type="float">
            <text:p>9</text:p>
          </table:table-cell>
          <table:table-cell table:formula="of:=([problem_1.D7]+[problem_2.D7]+[problem_3.D7])/3" office:value-type="float" office:value="36.1395" calcext:value-type="float">
            <text:p>36.13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cursive_best_first_sear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dy_best_first_graph_search</text:p>
          </table:table-cell>
          <table:table-cell table:formula="of:=([problem_1.B9]+[problem_2.B9]+[problem_3.B9])/3" office:value-type="float" office:value="2195" calcext:value-type="float">
            <text:p>2195</text:p>
          </table:table-cell>
          <table:table-cell table:formula="of:=([problem_1.C9]+[problem_2.C9]+[problem_3.C9])/3" office:value-type="float" office:value="14.3333333333333" calcext:value-type="float">
            <text:p>14.3333333333</text:p>
          </table:table-cell>
          <table:table-cell table:formula="of:=([problem_1.D9]+[problem_2.D9]+[problem_3.D9])/3" office:value-type="float" office:value="10.2234666666667" calcext:value-type="float">
            <text:p>10.2234666667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08:36:53.389744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1:46:22.726154561</meta:creation-date>
    <dc:date>2018-02-16T11:22:16.931415791</dc:date>
    <meta:editing-duration>PT2H16M4S</meta:editing-duration>
    <meta:editing-cycles>10</meta:editing-cycles>
    <meta:generator>LibreOffice/5.1.6.2$Linux_X86_64 LibreOffice_project/10m0$Build-2</meta:generator>
    <meta:document-statistic meta:table-count="4" meta:cell-count="180" meta:object-count="0"/>
  </office:meta>
</office:document-meta>
</file>